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none" officeooo:rsid="0121d346" officeooo:paragraph-rsid="0121d346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4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paragraph-rsid="01181ea9"/>
    </style:style>
    <style:style style:name="P39" style:family="paragraph" style:parent-style-name="Standard">
      <style:text-properties style:text-underline-style="none" officeooo:rsid="0121d346" officeooo:paragraph-rsid="01230e0e"/>
    </style:style>
    <style:style style:name="P40" style:family="paragraph" style:parent-style-name="Standard">
      <style:text-properties style:text-underline-style="none" officeooo:rsid="01230e0e" officeooo:paragraph-rsid="01230e0e"/>
    </style:style>
    <style:style style:name="P41" style:family="paragraph" style:parent-style-name="Standard">
      <style:text-properties style:text-underline-style="none" officeooo:rsid="0124c4bf" officeooo:paragraph-rsid="0124c4bf"/>
    </style:style>
    <style:style style:name="P42" style:family="paragraph" style:parent-style-name="Standard">
      <style:text-properties style:text-underline-style="solid" style:text-underline-width="auto" style:text-underline-color="font-color" officeooo:rsid="0124c4bf" officeooo:paragraph-rsid="0124c4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  <style:style style:name="T32" style:family="text">
      <style:text-properties officeooo:rsid="01230e0e"/>
    </style:style>
    <style:style style:name="T33" style:family="text">
      <style:text-properties officeooo:rsid="01309754"/>
    </style:style>
    <style:style style:name="T34" style:family="text">
      <style:text-properties officeooo:rsid="01311b26"/>
    </style:style>
    <style:style style:name="T35" style:family="text">
      <style:text-properties officeooo:rsid="01242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7">Vendredi 02 juin</text:p>
      <text:p text:style-name="P27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28">Lundi 05 juin</text:p>
      <text:p text:style-name="P28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9">Mardi 06 juin</text:p>
      <text:p text:style-name="P29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30">Mercredi 7 juin</text:p>
      <text:p text:style-name="P30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31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32">Vendredi 9 juin</text:p>
      <text:p text:style-name="P32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35">Lundi 12 juin</text:p>
      <text:p text:style-name="P35"/>
      <text:p text:style-name="P36">9h-<text:span text:style-name="T27">11h : Panel de gestion administration accessible sans compte avec mot de passe.</text:span></text:p>
      <text:p text:style-name="P36"/>
      <text:p text:style-name="P37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38"/>
      <text:p text:style-name="P33">Mardi 13 juin</text:p>
      <text:p text:style-name="P33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34">Mercredi 14 juin</text:p>
      <text:p text:style-name="P34"/>
      <text:p text:style-name="P26">0h</text:p>
      <text:p text:style-name="P26"/>
      <text:p text:style-name="P34">Jeudi 15 juin</text:p>
      <text:p text:style-name="P34"/>
      <text:p text:style-name="P39">9h-<text:span text:style-name="T32">12h : </text:span><text:span text:style-name="T33">ajout de la page de la liste des documents, rédaction fiche information site web et courte notice d’utilisation </text:span><text:span text:style-name="T34">+ appel des personnes ayant envoyé une demande de location.</text:span></text:p>
      <text:p text:style-name="P39"/>
      <text:p text:style-name="P40">14h-15h : recherche<text:span text:style-name="T35">s</text:span> sur l’indexation <text:span text:style-name="T35">et planning a réalisé pour base de test</text:span></text:p>
      <text:p text:style-name="P40"/>
      <text:p text:style-name="P42">Vendredi 16 juin</text:p>
      <text:p text:style-name="P42"/>
      <text:p text:style-name="P41">9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6T09:11:25.555478363</dc:date>
    <meta:editing-duration>P1DT8H38M21S</meta:editing-duration>
    <meta:editing-cycles>210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447" meta:character-count="2819" meta:non-whitespace-character-count="2411"/>
  </office:meta>
</office:document-meta>
</file>